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36pt" fo:language="ru" fo:country="RU" fo:font-weight="bold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20pt" fo:language="ru" fo:country="RU" fo:font-weight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763d6" officeooo:paragraph-rsid="003763d6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abe82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c7aa4" officeooo:paragraph-rsid="003c7aa4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763d6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abe82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c7aa4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ee0ca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paragraph-rsid="00383798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rsid="00383798" officeooo:paragraph-rsid="00383798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en" fo:country="US" officeooo:rsid="00383798" officeooo:paragraph-rsid="00383798"/>
    </style:style>
    <style:style style:name="P42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3" style:family="paragraph" style:parent-style-name="Text_20_body" style:master-page-name="First_20_Page">
      <style:paragraph-properties fo:margin-top="0cm" fo:margin-bottom="0cm" loext:contextual-spacing="false" fo:line-height="100%" fo:text-align="center" style:justify-single-word="false" style:page-number="auto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ee0ca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408764" officeooo:paragraph-rsid="00408764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43381e" officeooo:paragraph-rsid="0043381e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en" fo:country="US" fo:font-weight="normal" officeooo:rsid="0043381e" officeooo:paragraph-rsid="0043381e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408764" style:font-weight-asian="bold" style:font-weight-complex="bold"/>
    </style:style>
    <style:style style:name="P50" style:family="paragraph" style:parent-style-name="Heading_20_2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3aee95"/>
    </style:style>
    <style:style style:name="T5" style:family="text">
      <style:text-properties fo:font-weight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cbff2"/>
    </style:style>
    <style:style style:name="T8" style:family="text">
      <style:text-properties fo:language="ru" fo:country="RU" officeooo:rsid="002e9c67"/>
    </style:style>
    <style:style style:name="T9" style:family="text">
      <style:text-properties fo:language="ru" fo:country="RU" officeooo:rsid="0030faf0"/>
    </style:style>
    <style:style style:name="T10" style:family="text">
      <style:text-properties fo:language="ru" fo:country="RU" officeooo:rsid="003106dc"/>
    </style:style>
    <style:style style:name="T11" style:family="text">
      <style:text-properties fo:language="ru" fo:country="RU" officeooo:rsid="0031c1fb"/>
    </style:style>
    <style:style style:name="T12" style:family="text">
      <style:text-properties fo:language="ru" fo:country="RU" officeooo:rsid="0035c63c"/>
    </style:style>
    <style:style style:name="T13" style:family="text">
      <style:text-properties fo:language="ru" fo:country="RU" officeooo:rsid="003763d6"/>
    </style:style>
    <style:style style:name="T14" style:family="text">
      <style:text-properties fo:language="ru" fo:country="RU" officeooo:rsid="0041708e"/>
    </style:style>
    <style:style style:name="T15" style:family="text">
      <style:text-properties fo:language="ru" fo:country="RU" officeooo:rsid="00435102"/>
    </style:style>
    <style:style style:name="T16" style:family="text">
      <style:text-properties officeooo:rsid="0019a6ab"/>
    </style:style>
    <style:style style:name="T17" style:family="text">
      <style:text-properties style:text-line-through-style="solid" style:text-line-through-type="single" officeooo:rsid="0019a6ab"/>
    </style:style>
    <style:style style:name="T18" style:family="text">
      <style:text-properties style:text-line-through-style="none" style:text-line-through-type="none" officeooo:rsid="0019a6ab"/>
    </style:style>
    <style:style style:name="T19" style:family="text">
      <style:text-properties officeooo:rsid="001d090e"/>
    </style:style>
    <style:style style:name="T20" style:family="text">
      <style:text-properties officeooo:rsid="0024f85f"/>
    </style:style>
    <style:style style:name="T21" style:family="text">
      <style:text-properties style:font-name="Consolas" fo:font-weight="bold" style:font-weight-asian="bold" style:font-weight-complex="bold"/>
    </style:style>
    <style:style style:name="T22" style:family="text">
      <style:text-properties style:font-name="Consolas" fo:font-weight="bold" officeooo:rsid="0041708e" style:font-weight-asian="bold" style:font-weight-complex="bold"/>
    </style:style>
    <style:style style:name="T23" style:family="text">
      <style:text-properties officeooo:rsid="002cbff2"/>
    </style:style>
    <style:style style:name="T24" style:family="text">
      <style:text-properties officeooo:rsid="002e9c67"/>
    </style:style>
    <style:style style:name="T25" style:family="text">
      <style:text-properties officeooo:rsid="0030faf0"/>
    </style:style>
    <style:style style:name="T26" style:family="text">
      <style:text-properties officeooo:rsid="003106dc"/>
    </style:style>
    <style:style style:name="T27" style:family="text">
      <style:text-properties officeooo:rsid="0031c1fb"/>
    </style:style>
    <style:style style:name="T28" style:family="text">
      <style:text-properties officeooo:rsid="0035c63c"/>
    </style:style>
    <style:style style:name="T29" style:family="text">
      <style:text-properties officeooo:rsid="003763d6"/>
    </style:style>
    <style:style style:name="T30" style:family="text">
      <style:text-properties officeooo:rsid="003abe82"/>
    </style:style>
    <style:style style:name="T31" style:family="text">
      <style:text-properties officeooo:rsid="003c7aa4"/>
    </style:style>
    <style:style style:name="T32" style:family="text">
      <style:text-properties officeooo:rsid="003ee0ca"/>
    </style:style>
    <style:style style:name="T33" style:family="text">
      <style:text-properties officeooo:rsid="0041708e"/>
    </style:style>
    <style:style style:name="T34" style:family="text">
      <style:text-properties officeooo:rsid="00435102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УКОВОДСТВО</text:p>
      <text:p text:style-name="P3">по программному комплексу «<text:span text:style-name="T1">pyPC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Калининград-2014</text:p>
      <text:section text:style-name="Sect1" text:name="Оглавление1">
        <text:p text:style-name="Text_20_body"/>
      </text:section>
      <text:p text:style-name="Heading_20_1"><text:soft-page-break/></text:p>
      <text:table-of-content text:style-name="Sect2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42"><text:a xlink:type="simple" xlink:href="#__RefHeading__113_806256751" text:style-name="Index_20_Link" text:visited-style-name="Index_20_Link">Благодарности<text:tab/>3</text:a></text:p>
          <text:p text:style-name="P42"><text:a xlink:type="simple" xlink:href="#__RefHeading__107_806256751" text:style-name="Index_20_Link" text:visited-style-name="Index_20_Link">Для кого это чудо<text:tab/>3</text:a></text:p>
          <text:p text:style-name="P42"><text:a xlink:type="simple" xlink:href="#__RefHeading__109_806256751" text:style-name="Index_20_Link" text:visited-style-name="Index_20_Link">История создания<text:tab/>3</text:a></text:p>
          <text:p text:style-name="P42"><text:a xlink:type="simple" xlink:href="#__RefHeading__687_211849794" text:style-name="Index_20_Link" text:visited-style-name="Index_20_Link">Как это всё устроено?<text:tab/>4</text:a></text:p>
          <text:p text:style-name="P42"><text:a xlink:type="simple" xlink:href="#__RefHeading__689_211849794" text:style-name="Index_20_Link" text:visited-style-name="Index_20_Link">Система команд ЦП<text:tab/>4</text:a></text:p>
          <text:p text:style-name="P42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50" text:outline-level="2"><text:bookmark-start text:name="__RefHeading__113_806256751"/>Благодарности<text:bookmark-end text:name="__RefHeading__113_806256751"/></text:h>
      <text:p text:style-name="P4">Традиционно автор желает выразить благодарности.</text:p>
      <text:p text:style-name="P4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4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4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4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4">Без <text:span text:style-name="T5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4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4">Огромная благодарность для <text:span text:style-name="T5">Гвидо Ван Россум</text:span>. Это лучший диктатор в мире? <text:span text:style-name="T16">И лучший специалист по рептилиям и сериалам про цирк</text:span>!</text:p>
      <text:p text:style-name="P4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4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6">(да, этим ребятам тоже отдельное спасибо)</text:span>.</text:p>
      <text:p text:style-name="P25"/>
      <text:h text:style-name="Heading_20_2" text:outline-level="2"><text:bookmark-start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<text:span text:style-name="T16">Если чего-то не хватает – допилите! (или </text:span><text:span text:style-name="T17">проспонсируйте </text:span><text:span text:style-name="T18">мотивируйте</text:span><text:span text:style-name="T16"> автора).</text:span></text:p>
      <text:p text:style-name="P25"/>
      <text:h text:style-name="Heading_20_2" text:outline-level="2"><text:bookmark-start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<text:soft-page-break/>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9">у</text:span> – с вероятностью близкой к 100% можно заяв<text:span text:style-name="T19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9">не </text:span>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25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9">)</text:span> добавить какую-либо железяку – у него должна быть такая возможность.</text:p>
      <text:p text:style-name="P25"/>
      <text:h text:style-name="Heading_20_2" text:outline-level="2"><text:bookmark-start text:name="__RefHeading__687_211849794"/>Как это всё устроено?<text:bookmark-end text:name="__RefHeading__687_211849794"/></text:h>
      <text:p text:style-name="P24">pyPC <text:span text:style-name="T6">представляет из себя виртуальный компьютер. Это означает, что внутри реального компьютера </text:span>pyPC <text:span text:style-name="T6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689_211849794"/>Система команд ЦП<text:bookmark-end text:name="__RefHeading__689_211849794"/></text:h>
      <text:p text:style-name="P4">Ниже приводятся доступные команды ЦП</text:p>
      <text:p text:style-name="P47">В каждой команде есть префикс:</text:p>
      <text:p text:style-name="P48">r – <text:span text:style-name="T6">регистровая команда</text:span></text:p>
      <text:p text:style-name="P48">n – <text:span text:style-name="T6">команда с фиксированным числом</text:span></text:p>
      <text:p text:style-name="P48">m – <text:span text:style-name="T6">команда с ячейкой памяти</text:span></text:p>
      <text:p text:style-name="P26"><text:soft-page-break/><text:span text:style-name="T6">0. </text:span>A.<text:span text:style-name="T33">r</text:span>set(A)</text:p>
      <text:p text:style-name="P5">Команда устанавливает регистр А значением содержащимся в самом регистре А <text:span text:style-name="T20">(фактически не меняет содержимое).</text:span></text:p>
      <text:p text:style-name="P26">1. A.<text:span text:style-name="T33">r</text:span>add(A)</text:p>
      <text:p text:style-name="P6">Добавляет в регистр А содержимое регистра А (фактически удвоение содержимого).</text:p>
      <text:p text:style-name="P26">2. A.<text:span text:style-name="T33">r</text:span>sub(A)</text:p>
      <text:p text:style-name="P6">Вычитает содержимое регистра А содержимым регистра А (фактически обнуление).</text:p>
      <text:p text:style-name="P26">3. A.<text:span text:style-name="T33">r</text:span>inc(A)</text:p>
      <text:p text:style-name="P7">Складывает содержимое регистра А с содержимым самого регистра (фактически возведение в квадрат).</text:p>
      <text:p text:style-name="P26">4. A.<text:span text:style-name="T33">r</text:span>dec(A)</text:p>
      <text:p text:style-name="P8">Вычитает из содержимого регистра А его содержимое (фактически обнуление).</text:p>
      <text:p text:style-name="P26">5. A.<text:span text:style-name="T33">r</text:span>not(A)</text:p>
      <text:p text:style-name="P8">Инверсия содержимого регистра А его содержимым.</text:p>
      <text:p text:style-name="P24">6. <text:span text:style-name="T21">A.</text:span><text:span text:style-name="T22">r</text:span><text:span text:style-name="T21">xor(A)</text:span></text:p>
      <text:p text:style-name="P9">Исключающее ИЛИ регистра А его содержимым (фактически обнуление).</text:p>
      <text:p text:style-name="P24">7. <text:span text:style-name="T21">A.</text:span><text:span text:style-name="T22">r</text:span><text:span text:style-name="T21">or(A)</text:span></text:p>
      <text:p text:style-name="P9">Логическое ИЛИ регистра А с его содержимым (не влияет на содержание).</text:p>
      <text:p text:style-name="P26">8. A.<text:span text:style-name="T33">r</text:span>and(A)</text:p>
      <text:p text:style-name="P9">Логическое И регистра А с его содержимым (не влияет на содержание).</text:p>
      <text:p text:style-name="P26">9. A.<text:span text:style-name="T33">r</text:span>shr(A)</text:p>
      <text:p text:style-name="P10">Правый сдвиг содержимого регистра А в регистре А.</text:p>
      <text:p text:style-name="P26">10. A.<text:span text:style-name="T33">r</text:span>shl(A)</text:p>
      <text:p text:style-name="P10">Левый сдвиг содержимого регистра А в регистре А.</text:p>
      <text:p text:style-name="P26">11. A.<text:span text:style-name="T33">n</text:span>set(n)</text:p>
      <text:p text:style-name="P10">Установка регистра А числом <text:span text:style-name="T1">n.</text:span></text:p>
      <text:p text:style-name="P26">12. A.<text:span text:style-name="T33">n</text:span>add(n)</text:p>
      <text:p text:style-name="P11">Сложить регистр А с числом <text:span text:style-name="T1">n.</text:span></text:p>
      <text:p text:style-name="P26">13. A.<text:span text:style-name="T33">n</text:span>sub(n)</text:p>
      <text:p text:style-name="P11">Вычесть из регистра А число <text:span text:style-name="T1">n</text:span></text:p>
      <text:p text:style-name="P26">14. A.<text:span text:style-name="T33">n</text:span>not(n)</text:p>
      <text:p text:style-name="P11">Занести в регистр А инверсию числа <text:span text:style-name="T1">n.</text:span></text:p>
      <text:p text:style-name="P26">15. A.<text:span text:style-name="T33">n</text:span>xor(n)</text:p>
      <text:p text:style-name="P12">Исключающее ИЛИ регистра А с числом <text:span text:style-name="T1">n.</text:span></text:p>
      <text:p text:style-name="P27">16. <text:span text:style-name="T23">A.nor(n)</text:span></text:p>
      <text:p text:style-name="P38"><text:span text:style-name="T1">Логическое </text:span><text:span text:style-name="T23">ИЛИ</text:span><text:span text:style-name="T1"> регистра А с числом n.</text:span></text:p>
      <text:p text:style-name="P27"><text:span text:style-name="T23">17. </text:span>A.<text:span text:style-name="T33">n</text:span>and(n)</text:p>
      <text:p text:style-name="P12">Логическое сложение регистра А с числом <text:span text:style-name="T1">n.</text:span></text:p>
      <text:p text:style-name="P27"><text:span text:style-name="T23">1</text:span><text:span text:style-name="T7">8</text:span><text:span text:style-name="T23">. </text:span>A.<text:span text:style-name="T33">mset</text:span>(n<text:span text:style-name="T23">n</text:span>)</text:p>
      <text:p text:style-name="P13"><text:span text:style-name="T23">Установка </text:span>регистра А <text:span text:style-name="T23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7"><text:span text:style-name="T23">19. </text:span>A.<text:span text:style-name="T33">madd</text:span>(n<text:span text:style-name="T23">n</text:span>)</text:p>
      <text:p text:style-name="P13"><text:span text:style-name="T23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7"><text:span text:style-name="T7">20</text:span><text:span text:style-name="T23">. </text:span>A.<text:span text:style-name="T33">msub</text:span>(n<text:span text:style-name="T23">n</text:span>)</text:p>
      <text:p text:style-name="P13"><text:span text:style-name="T23">Вычитание</text:span><text:span text:style-name="T3"> регистра А значением, хранящимся по адресу [nn].</text:span></text:p>
      <text:p text:style-name="P28"><text:span text:style-name="T8">2</text:span><text:span text:style-name="T23">1. </text:span>A.<text:span text:style-name="T33">minc</text:span>(n<text:span text:style-name="T23">n</text:span>)</text:p>
      <text:p text:style-name="P14"><text:soft-page-break/><text:span text:style-name="T24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9"><text:span text:style-name="T8">2</text:span><text:span text:style-name="T9">2</text:span><text:span text:style-name="T23">. </text:span>A.<text:span text:style-name="T33">mdec</text:span>(n<text:span text:style-name="T23">n</text:span>)</text:p>
      <text:p text:style-name="P15"><text:span text:style-name="T25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pan text:style-name="T8">2</text:span><text:span text:style-name="T10">3</text:span><text:span text:style-name="T23">. </text:span>A.<text:span text:style-name="T33">mnot</text:span>(n<text:span text:style-name="T23">n</text:span>)</text:p>
      <text:p text:style-name="P16"><text:span text:style-name="T26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pan text:style-name="T8">2</text:span><text:span text:style-name="T10">4</text:span><text:span text:style-name="T23">. </text:span>A.<text:span text:style-name="T33">mxor</text:span>(n<text:span text:style-name="T23">n</text:span>)</text:p>
      <text:p text:style-name="P16"><text:span text:style-name="T27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1"><text:span text:style-name="T8">2</text:span><text:span text:style-name="T11">5</text:span><text:span text:style-name="T23">. </text:span>A.<text:span text:style-name="T33">mor</text:span>(n<text:span text:style-name="T23">n</text:span>)</text:p>
      <text:p text:style-name="P17"><text:span text:style-name="T27">Логическое сложение</text:span> регистра А <text:s/><text:span text:style-name="T23">значением, хранящимся по адресу [n</text:span>n<text:span text:style-name="T23">]</text:span>.</text:p>
      <text:p text:style-name="P32"><text:span text:style-name="T8">2</text:span><text:span text:style-name="T12">7</text:span><text:span text:style-name="T23">. </text:span>A.<text:span text:style-name="T33">mshr</text:span>(n<text:span text:style-name="T23">n</text:span>)</text:p>
      <text:p text:style-name="P18"><text:span text:style-name="T28">Сдвиг вправо</text:span> регистра А <text:span text:style-name="T28">на 1 бит</text:span> <text:span text:style-name="T23">значением, хранящимся по адресу [n</text:span>n<text:span text:style-name="T23">]</text:span>.</text:p>
      <text:p text:style-name="P33"><text:span text:style-name="T8">2</text:span><text:span text:style-name="T12">8</text:span><text:span text:style-name="T23">. </text:span>A.<text:span text:style-name="T33">mshl</text:span>(n<text:span text:style-name="T23">n</text:span>)</text:p>
      <text:p text:style-name="P19"><text:span text:style-name="T28">Сдвиг влево</text:span> регистра А <text:span text:style-name="T28">на 1 бит</text:span> <text:span text:style-name="T23">значением, хранящимся по адресу [n</text:span>n<text:span text:style-name="T23">]</text:span>.</text:p>
      <text:p text:style-name="P34"><text:span text:style-name="T8">2</text:span><text:span text:style-name="T13">9</text:span><text:span text:style-name="T23">. </text:span>A.<text:span text:style-name="T33">mgetf</text:span>()</text:p>
      <text:p text:style-name="P20"><text:span text:style-name="T29">Получить флаги регистра А в значение регистра А</text:span>.</text:p>
      <text:p text:style-name="P34"><text:span text:style-name="T13">30</text:span><text:span text:style-name="T23">. </text:span>A.<text:span text:style-name="T33">msetf</text:span>()</text:p>
      <text:p text:style-name="P20"><text:span text:style-name="T29">Установить флаги регистра А значением регистра А</text:span>.</text:p>
      <text:p text:style-name="P35"><text:span text:style-name="T13">3</text:span><text:span text:style-name="T30">1. </text:span>A.<text:span text:style-name="T34">ifz</text:span>(<text:span text:style-name="T30">nn</text:span>)</text:p>
      <text:p text:style-name="P22">Если регистр А равен 0, переход по адресу <text:span text:style-name="T4">[</text:span><text:span text:style-name="T1">nn</text:span><text:span text:style-name="T4">]</text:span><text:span text:style-name="T1">.</text:span></text:p>
      <text:p text:style-name="P36"><text:span text:style-name="T13">3</text:span><text:span text:style-name="T31">2. </text:span>A.<text:span text:style-name="T15">n</text:span><text:span text:style-name="T33">cmp</text:span>(<text:span text:style-name="T30">n</text:span>)</text:p>
      <text:p text:style-name="P23">Сравнение регистра А с числом <text:span text:style-name="T1">n.</text:span></text:p>
      <text:p text:style-name="P37"><text:span text:style-name="T13">3</text:span><text:span text:style-name="T32">3. </text:span>A.<text:span text:style-name="T33">ifnz</text:span>(<text:span text:style-name="T30">nn</text:span>)</text:p>
      <text:p text:style-name="P44"><text:span text:style-name="T1">Если регистр А </text:span><text:span text:style-name="T32">не </text:span><text:span text:style-name="T1">равен 0, переход по адресу </text:span><text:span text:style-name="T4">[</text:span><text:span text:style-name="T1">nn</text:span><text:span text:style-name="T4">]</text:span><text:span text:style-name="T1">.</text:span></text:p>
      <text:p text:style-name="P49"><text:span text:style-name="T13">3</text:span><text:span text:style-name="T32">3. </text:span>A.<text:span text:style-name="T33">mmov</text:span>(<text:span text:style-name="T30">nn</text:span>)</text:p>
      <text:p text:style-name="P45">Сохранить регистр А, по адресу <text:span text:style-name="T1">[nn]</text:span></text:p>
      <text:p text:style-name="P21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691_211849794"/>Представление флагов через регистр<text:bookmark-end text:name="__RefHeading__691_211849794"/></text:h>
      <text:p text:style-name="P40">Флаги в регистре располагаются в следующем порядке:</text:p>
      <text:p text:style-name="P40">0 – <text:span text:style-name="T1">FlagZ</text:span></text:p>
      <text:p text:style-name="P41">1 – FlagC</text:p>
      <text:p text:style-name="P41">2 – FlagO</text:p>
      <text:p text:style-name="P41">3 – FlagS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loext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8T10:51:54.639000000</dc:date>
    <meta:editing-duration>PT14H39M38S</meta:editing-duration>
    <meta:editing-cycles>30</meta:editing-cycles>
    <meta:generator>LibreOffice/4.3.1.2$Windows_x86 LibreOffice_project/958349dc3b25111dbca392fbc281a05559ef6848</meta:generator>
    <meta:document-statistic meta:table-count="0" meta:image-count="0" meta:object-count="0" meta:page-count="6" meta:paragraph-count="112" meta:word-count="1056" meta:character-count="7357" meta:non-whitespace-character-count="6393"/>
    <meta:user-defined meta:name="Язык">russian</meta:user-defined>
  </office:meta>
</office:document-meta>
</file>